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ira Sans Compressed Light" svg:font-family="'Fira Sans Compressed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justify" style:justify-single-word="false"/>
      <style:text-properties fo:color="#000000" loext:opacity="100%" style:font-name="Noto Sans" fo:font-size="11pt" officeooo:rsid="0007f9f3" officeooo:paragraph-rsid="000b9d3c" style:font-size-asian="11pt" style:font-size-complex="11pt"/>
    </style:style>
    <style:style style:name="P2" style:family="paragraph" style:parent-style-name="Standard">
      <style:paragraph-properties fo:text-align="justify" style:justify-single-word="false"/>
      <style:text-properties fo:color="#000000" loext:opacity="100%" style:font-name="Noto Sans" fo:font-size="11pt" officeooo:rsid="0007f9f3" officeooo:paragraph-rsid="000d209f" style:font-size-asian="11pt" style:font-size-complex="11pt"/>
    </style:style>
    <style:style style:name="P3" style:family="paragraph" style:parent-style-name="Standard">
      <style:paragraph-properties fo:text-align="justify" style:justify-single-word="false"/>
      <style:text-properties fo:color="#000000" loext:opacity="100%" style:font-name="Noto Sans" fo:font-size="11pt" officeooo:rsid="0036eae3" officeooo:paragraph-rsid="0036eae3" style:font-size-asian="11pt" style:font-size-complex="11pt"/>
    </style:style>
    <style:style style:name="P4"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5" style:family="paragraph" style:parent-style-name="Standard">
      <style:paragraph-properties fo:text-align="justify" style:justify-single-word="false"/>
      <style:text-properties fo:color="#000000" loext:opacity="100%" style:font-name="Noto Sans" fo:font-size="11pt" officeooo:rsid="0004435e" officeooo:paragraph-rsid="0004435e" style:font-size-asian="11pt" style:font-size-complex="11pt"/>
    </style:style>
    <style:style style:name="P6" style:family="paragraph" style:parent-style-name="Standard">
      <style:paragraph-properties fo:text-align="justify" style:justify-single-word="false" style:writing-mode="lr-tb"/>
      <style:text-properties fo:color="#000000" loext:opacity="100%" style:font-name="Noto Sans" fo:font-size="11pt" officeooo:paragraph-rsid="000b9d3c" style:font-size-asian="11pt" style:font-size-complex="11pt"/>
    </style:style>
    <style:style style:name="P7" style:family="paragraph" style:parent-style-name="Standard">
      <style:paragraph-properties fo:text-align="justify" style:justify-single-word="false"/>
      <style:text-properties fo:color="#000000" loext:opacity="100%" style:font-name="Noto Sans" fo:font-size="11pt" officeooo:paragraph-rsid="0036eae3" style:font-size-asian="11pt" style:font-size-complex="11pt"/>
    </style:style>
    <style:style style:name="P8" style:family="paragraph" style:parent-style-name="Standard" style:list-style-name="L1">
      <style:paragraph-properties fo:text-align="justify"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9"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0" style:family="paragraph" style:parent-style-name="Standard" style:list-style-name="L1">
      <style:paragraph-properties fo:text-align="justify"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11" style:family="paragraph" style:parent-style-name="Standard" style:list-style-name="L1">
      <style:paragraph-properties fo:text-align="justify"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000000" loext:opacity="100%" style:font-name="Noto Sans" fo:font-size="11pt" fo:font-weight="bold" officeooo:rsid="001536a0" officeooo:paragraph-rsid="002c8ef1"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4" style:family="paragraph" style:parent-style-name="Standard">
      <style:paragraph-properties fo:text-align="justify"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5" style:family="paragraph" style:parent-style-name="Standard">
      <style:paragraph-properties fo:text-align="justify" style:justify-single-word="false" style:writing-mode="lr-tb"/>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6" style:family="paragraph" style:parent-style-name="Standard">
      <style:paragraph-properties fo:text-align="justify"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7" style:family="paragraph" style:parent-style-name="Standard">
      <style:paragraph-properties fo:text-align="justify"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18" style:family="paragraph" style:parent-style-name="Standard" style:list-style-name="L2">
      <style:paragraph-properties fo:text-align="justify"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19"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1de83d" officeooo:paragraph-rsid="001de83d" style:font-size-asian="11pt" style:font-style-asian="normal" style:font-weight-asian="normal" style:font-size-complex="11pt" style:font-style-complex="normal" style:font-weight-complex="normal"/>
    </style:style>
    <style:style style:name="P20"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fo:color="#000000" loext:opacity="100%" style:font-name="Noto Sans" fo:font-size="11pt" fo:font-weight="normal" officeooo:rsid="0010ee81" officeooo:paragraph-rsid="00226329"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color="#000000" loext:opacity="100%" style:font-name="Noto Sans" fo:font-size="11pt" officeooo:paragraph-rsid="001de83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paragraph-rsid="0036eae3" style:font-size-asian="11pt" style:font-size-complex="11pt"/>
    </style:style>
    <style:style style:name="P26"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27"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system-ui" fo:font-size="12pt" fo:letter-spacing="normal" fo:font-style="normal" style:text-underline-style="none" fo:font-weight="normal" officeooo:rsid="001851b5" officeooo:paragraph-rsid="003c22d8" style:text-blinking="false"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Noto Sans" fo:font-size="11pt" fo:letter-spacing="normal" fo:font-style="normal" style:text-underline-style="none" fo:font-weight="normal" officeooo:rsid="003c22d8" officeooo:paragraph-rsid="003c22d8" style:text-blinking="false"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officeooo:paragraph-rsid="003c22d8"/>
    </style:style>
    <style:style style:name="P30" style:family="paragraph" style:parent-style-name="Text_20_body">
      <style:paragraph-properties fo:text-align="justify"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31" style:family="paragraph" style:parent-style-name="Text_20_body">
      <style:paragraph-properties fo:text-align="justify"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T1" style:family="text">
      <style:text-properties officeooo:rsid="00068379"/>
    </style:style>
    <style:style style:name="T2" style:family="text">
      <style:text-properties officeooo:rsid="000a825e"/>
    </style:style>
    <style:style style:name="T3" style:family="text">
      <style:text-properties officeooo:rsid="000b9d3c"/>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officeooo:rsid="000b9d3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0d209f" style:font-weight-asian="normal" style:font-weight-complex="normal"/>
    </style:style>
    <style:style style:name="T9" style:family="text">
      <style:text-properties fo:font-weight="normal" officeooo:rsid="001de83d" style:font-weight-asian="normal" style:font-weight-complex="normal"/>
    </style:style>
    <style:style style:name="T10" style:family="text">
      <style:text-properties officeooo:rsid="000ea968"/>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109b9c"/>
    </style:style>
    <style:style style:name="T13" style:family="text">
      <style:text-properties fo:font-variant="normal" fo:text-transform="none" fo:letter-spacing="normal" fo:font-style="normal" fo:font-weight="normal" style:font-size-asian="11pt" style:font-size-complex="11pt"/>
    </style:style>
    <style:style style:name="T14" style:family="text">
      <style:text-properties fo:font-variant="normal" fo:text-transform="none" fo:letter-spacing="normal" fo:font-style="normal" fo:font-weight="normal" officeooo:rsid="003c22d8" style:font-size-asian="11pt" style:font-size-complex="11pt"/>
    </style:style>
    <style:style style:name="T15" style:family="text">
      <style:text-properties fo:font-variant="normal" fo:text-transform="none" fo:letter-spacing="normal" fo:font-style="normal" fo:font-weight="normal" officeooo:rsid="0036eae3"/>
    </style:style>
    <style:style style:name="T16" style:family="text">
      <style:text-properties fo:font-variant="normal" fo:text-transform="none" fo:letter-spacing="normal" fo:font-style="normal" fo:font-weight="normal" officeooo:rsid="000a825e"/>
    </style:style>
    <style:style style:name="T17" style:family="text">
      <style:text-properties fo:font-variant="normal" fo:text-transform="none" fo:letter-spacing="normal" fo:font-style="normal" fo:font-weight="normal" officeooo:rsid="001b4cae"/>
    </style:style>
    <style:style style:name="T18" style:family="text">
      <style:text-properties fo:font-variant="normal" fo:text-transform="none" fo:letter-spacing="normal" fo:font-style="normal" fo:font-weight="normal" officeooo:rsid="003a9eba"/>
    </style:style>
    <style:style style:name="T19" style:family="text">
      <style:text-properties fo:font-variant="normal" fo:text-transform="none" fo:letter-spacing="normal" fo:font-style="normal" fo:font-weight="normal" officeooo:rsid="003c22d8"/>
    </style:style>
    <style:style style:name="T20" style:family="text">
      <style:text-properties fo:font-variant="normal" fo:text-transform="none" fo:letter-spacing="normal" fo:font-style="normal" fo:font-weight="bold" style:font-weight-asian="bold" style:font-weight-complex="bold"/>
    </style:style>
    <style:style style:name="T21" style:family="text">
      <style:text-properties fo:font-variant="normal" fo:text-transform="none" fo:letter-spacing="normal" fo:font-style="normal" fo:font-weight="bold" officeooo:rsid="00386c41" style:font-weight-asian="bold" style:font-weight-complex="bold"/>
    </style:style>
    <style:style style:name="T22" style:family="text">
      <style:text-properties fo:font-variant="normal" fo:text-transform="none" fo:letter-spacing="normal" fo:font-style="normal" fo:font-weight="bold" officeooo:rsid="0038b176" style:font-weight-asian="bold" style:font-weight-complex="bold"/>
    </style:style>
    <style:style style:name="T23" style:family="text">
      <style:text-properties fo:font-variant="normal" fo:text-transform="none" fo:letter-spacing="normal" fo:font-style="normal" fo:font-weight="bold" officeooo:rsid="00109b9c" style:font-weight-asian="bold" style:font-weight-complex="bold"/>
    </style:style>
    <style:style style:name="T24" style:family="text">
      <style:text-properties fo:font-variant="normal" fo:text-transform="none" fo:color="#212529" loext:opacity="100%" style:text-line-through-style="none" style:text-line-through-type="none" style:font-name="system-ui" fo:font-size="12pt" fo:letter-spacing="normal" fo:font-style="normal" style:text-underline-style="none" fo:font-weight="normal" officeooo:rsid="003c22d8" style:text-blinking="false" style:font-size-asian="11pt" style:font-weight-asian="normal" style:font-size-complex="11pt" style:font-weight-complex="normal"/>
    </style:style>
    <style:style style:name="T25" style:family="text">
      <style:text-properties officeooo:rsid="0033d139"/>
    </style:style>
    <style:style style:name="T26" style:family="text">
      <style:text-properties officeooo:rsid="0010ee81" style:font-size-asian="11pt" style:font-size-complex="11pt"/>
    </style:style>
    <style:style style:name="T27" style:family="text">
      <style:text-properties officeooo:rsid="003525bc"/>
    </style:style>
    <style:style style:name="T28" style:family="text">
      <style:text-properties officeooo:rsid="0036eae3"/>
    </style:style>
    <style:style style:name="T29" style:family="text">
      <style:text-properties officeooo:rsid="00386c41"/>
    </style:style>
    <style:style style:name="T30" style:family="text">
      <style:text-properties style:font-name="Noto Sans"/>
    </style:style>
    <style:style style:name="T31" style:family="text">
      <style:text-properties style:font-name="Noto Sans" fo:font-style="italic"/>
    </style:style>
    <style:style style:name="T32" style:family="text">
      <style:text-properties style:font-name="Noto Sans" fo:font-size="11pt" style:font-size-asian="11pt" style:font-size-complex="11pt"/>
    </style:style>
    <style:style style:name="T33" style:family="text">
      <style:text-properties style:font-name="Noto Sans" fo:font-size="11pt" fo:font-style="italic" style:font-size-asian="11pt" style:font-size-complex="11pt"/>
    </style:style>
    <style:style style:name="T34" style:family="text">
      <style:text-properties officeooo:rsid="003a9eba"/>
    </style:style>
    <style:style style:name="T35" style:family="text">
      <style:text-properties officeooo:rsid="003c22d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CHNISCHE HOCHSCHULE INGOLSTADT</text:p>
      <text:p text:style-name="P4">SPOKEN AND NATURAL LANGUAGE UNDERSTAND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PLAN OF WORK: EXERCISE SHEET <text:span text:style-name="T25">2</text:span></text:p>
      <text:p text:style-name="P4">FERNANDO FINCATT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GOLSTADT</text:p>
      <text:p text:style-name="P4"><text:span text:style-name="T25">APRIL</text:span> 2023</text:p>
      <text:p text:style-name="P5"><text:soft-page-break/></text:p>
      <text:list xml:id="list3007147148" text:style-name="L1">
        <text:list-item>
          <text:p text:style-name="P8">INTRODUCTION</text:p>
        </text:list-item>
      </text:list>
      <text:p text:style-name="P6"><text:span text:style-name="T2"><text:tab/></text:span><text:span text:style-name="T16">Naive Bayes is widely used for text classification, including spam detection. The algorithm uses a probabilistic approach to calculate the likelihood of a document belonging to a particular class. By analyzing word and phrase frequency in spam emails, a Naive Bayes classifier can be trained to accurately filter unwanted messages. It is a popular and effective method for email security.</text:span></text:p>
      <text:p text:style-name="P6"><text:span text:style-name="T3"><text:tab/></text:span><text:span text:style-name="T11">This project aims to develop a Python program from scratch that implements a Naive Bayes classifier to filter spam messages on a mobile device. The client provided their private phone number to multiple websites, and now they are receiving unwanted spam. The program will identify spam messages based on their content using the probabilistic approach of the Naive Bayes algorithm. It will analyze the frequency of words and phrases in the messages to identify common spam patterns, improving the filtering effectiveness. The goal is to enhance the client's mobile device experience.</text:span></text:p>
      <text:p text:style-name="P6"><text:span text:style-name="T11"/></text:p>
      <text:list xml:id="list152853520507739" text:continue-numbering="true" text:style-name="L1">
        <text:list-item>
          <text:p text:style-name="P8">AVAILABLE DATA</text:p>
        </text:list-item>
      </text:list>
      <text:p text:style-name="P1"><text:tab/>For this matter the customer provided some samples of <text:span text:style-name="T27">spam and not-spam messages in a text file</text:span><text:span text:style-name="T3">. </text:span><text:span text:style-name="T27">It contains one set of SMS messages in English of 5,574 messages, tagged according being ham (legitimate) or spam. The dataset will be divided in two parts: train and test.<text:line-break/><text:tab/>Each line of the text file has two information, the label (ham and spam) and the text message.</text:span><text:span text:style-name="T3"> Below is an example of the sample:</text:span></text:p>
      <text:p text:style-name="P1"><text:span text:style-name="T3"><text:line-break/>“</text:span><text:span text:style-name="T6">ham <text:s text:c="2"/>What you doing?how are you?”</text:span></text:p>
      <text:p text:style-name="P13"><text:span text:style-name="T3">“ham <text:s text:c="2"/>Ok lar... Joking wif u oni…”</text:span></text:p>
      <text:p text:style-name="P13"><text:span text:style-name="T27">“s</text:span><text:span text:style-name="T3">pam <text:s text:c="2"/>FreeMsg: Txt: CALL to No: 86888 &amp; claim your reward of 3 hours talk time to use from your phone”</text:span></text:p>
      <text:p text:style-name="P13"><text:span text:style-name="T3">“spam <text:s text:c="2"/>Sunshine Quiz! Win a super Sony DVD recorder if you canname the capital of Australia? Text MQUIZ to 82277. B”</text:span></text:p>
      <text:p text:style-name="P14"/>
      <text:p text:style-name="P15"><text:span text:style-name="T4"><text:tab/>2.1 PREPROCESSING</text:span></text:p>
      <text:p text:style-name="P16"><text:span text:style-name="T4"><text:tab/></text:span><text:span text:style-name="T7">Looking at the above samples, is possible to notice that there are some minor changes that could improve the system performance if some preprocessing were applied to the text. For example:</text:span></text:p>
      <text:p text:style-name="P17"><text:span text:style-name="T8"/></text:p>
      <text:list xml:id="list504426504" text:style-name="L2">
        <text:list-item>
          <text:p text:style-name="P18"><text:span text:style-name="T7">stop words: to improve performance </text:span><text:span text:style-name="T8">stop words </text:span><text:span text:style-name="T9">were removed, </text:span><text:span text:style-name="T8">such as: </text:span><text:span text:style-name="T7">is, this, an, of and so on;</text:span></text:p>
        </text:list-item>
        <text:list-item>
          <text:p text:style-name="P19">remove punctuation: the text was filtered to exclude punctuation (. , ? ! :);</text:p>
        </text:list-item>
        <text:list-item>
          <text:p text:style-name="P20">normalization: there are some words that means the same, but written in different ways, such as: is and was, said and say etc</text:p>
        </text:list-item>
      </text:list>
      <text:p text:style-name="P2"/>
      <text:list xml:id="list152854325078203" text:continue-list="list152853520507739" text:style-name="L1">
        <text:list-item>
          <text:p text:style-name="P8">METHODS</text:p>
        </text:list-item>
      </text:list>
      <text:p text:style-name="P7"><text:span text:style-name="T1"><text:tab/></text:span><text:span text:style-name="T10">For this project, the Python program will </text:span><text:span text:style-name="T28">use a Bag-of-Words or a tf-idf-features as input to estimate the probability of a spam or a non-spam message using the Naive Bayes algorithm built from scratch.</text:span></text:p>
      <text:p text:style-name="P7"/>
      <text:p text:style-name="P7"/>
      <text:p text:style-name="P7"><text:span text:style-name="T12"/></text:p>
      <text:p text:style-name="P3"><text:soft-page-break/><text:span text:style-name="T12"><text:tab/></text:span><text:span text:style-name="T23">3.</text:span><text:span text:style-name="T20">1 BAG-OF-WORDS</text:span></text:p>
      <text:p text:style-name="P7"><text:span text:style-name="T15"><text:tab/><text:tab/></text:span><text:span text:style-name="T11">The BoW model is a widely used text representation approach in NLP. </text:span><text:span text:style-name="T18">As in [</text:span><text:span text:style-name="T19">1</text:span><text:span text:style-name="T18">] </text:span><text:span text:style-name="T11">It represents a document as a collection of words, ignoring their order and structure. It counts the frequency of each word and generates a fixed-length feature vector. Despite its simplicity, it can effectively <text:s/>capture key topics and themes in a document.</text:span></text:p>
      <text:p text:style-name="P7"><text:span text:style-name="T15"><text:tab/></text:span></text:p>
      <text:p text:style-name="P7"><text:span text:style-name="T15"><text:tab/></text:span><text:span text:style-name="T21">3.2 </text:span><text:span text:style-name="T22">TF-IDF-FEATURES</text:span></text:p>
      <text:p text:style-name="P25"><text:span text:style-name="T29"><text:tab/><text:tab/>The tf-idf (term frequency-inverse document frequency) weighting <text:tab/>scheme is applied to the BoW model to give higher weight to rare words and lower weight to common words across all documents. This weighting approach is used to address the issue of common words having high frequency but little importance. The resulting tf-idf feature vector is a more meaningful representation of a document's content. It is widely used in NLP tasks such as text classification and information retrieval.</text:span></text:p>
      <text:p text:style-name="P30"/>
      <text:list xml:id="list152853671128079" text:continue-numbering="true" text:style-name="L1">
        <text:list-item>
          <text:p text:style-name="P10">METRICS</text:p>
        </text:list-item>
      </text:list>
      <text:p text:style-name="P22"><text:span text:style-name="T26"><text:tab/></text:span><text:span text:style-name="T13">When evaluating a Naive Bayes model, it is important to use appropriate metrics to assess its performance. </text:span><text:span text:style-name="T14">As showed in [2] o</text:span><text:span text:style-name="T13">ne commonly used metric is accuracy, which measures the percentage of correctly classified instances. However, accuracy can be misleading if the data is imbalanced, i.e., if one class has significantly more instances than the other. In such cases, metrics like precision, recall, and F1-score are more appropriate. Precision measures the proportion of correctly classified instances among the predicted positives, while recall measures the proportion of correctly classified instances among the actual positives. The F1-score is the harmonic mean of precision and recall, providing a balanced measure of the model's performance. In summary, the choice of evaluation metrics depends on the specific problem and data characteristics, and a combination of metrics should be used to get a comprehensive understanding of the model's effectiveness.</text:span></text:p>
      <text:p text:style-name="P31"/>
      <text:list xml:id="list152854636992605" text:continue-numbering="true" text:style-name="L1">
        <text:list-item>
          <text:p text:style-name="P11">SOLUTION</text:p>
        </text:list-item>
      </text:list>
      <text:p text:style-name="P12"><text:span text:style-name="T17"><text:tab/></text:span><text:span text:style-name="T18">Due to initial questions of the problem and some uncertainties, this topic will be approached in further developments. The examples of solution will be available at: </text:span><text:a xlink:type="simple" xlink:href="https://github.com/fernandocfbf/THI-spoken-language/tree/main/spam-detector" text:style-name="Internet_20_link" text:visited-style-name="Visited_20_Internet_20_Link"><text:span text:style-name="T17">https://github.com/fernandocfbf/THI-spoken-language/tree/main/</text:span></text:a><text:a xlink:type="simple" xlink:href="https://github.com/fernandocfbf/THI-spoken-language/tree/main/spam-detector" text:style-name="Internet_20_link" text:visited-style-name="Visited_20_Internet_20_Link"><text:span text:style-name="T18">spam-detector</text:span></text:a><text:span text:style-name="T18"> </text:span></text:p>
      <text:p text:style-name="P21"/>
      <text:p text:style-name="P26">REFERENCES</text:p>
      <text:p text:style-name="P23"/>
      <text:p text:style-name="P27"><text:span text:style-name="T35">[1</text:span>] J. Brownlee, A gentle introduction to the bag-of-words model. 2019. [Online]. Available: <text:a xlink:type="simple" xlink:href="https://machinelearningmastery.com/gentle-introduction-bag-words-model/" text:style-name="Internet_20_link" text:visited-style-name="Visited_20_Internet_20_Link">https://machinelearningmastery.com/gentle-introduction-bag-words-model/</text:a></text:p>
      <text:p text:style-name="P27"/>
      <text:p text:style-name="P29"><text:span text:style-name="T24">[2] </text:span><text:span text:style-name="T32">Mashimo. (2020, April 26). </text:span><text:span text:style-name="T33">Classification metrics and naive Bayes</text:span><text:span text:style-name="T32">. Look back in respect. Retrieved April 23, 2023, from https://mashimo.wordpress.com/2019/07/13/classification-metrics-and-naive-bayes/ </text:span></text:p>
      <text:p text:style-name="P28"/>
      <text:p text:style-name="P27"/>
      <text:p text:style-name="P24"/>
      <text:p text:style-name="P24"/>
      <text:p text:style-name="P26"><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ira Sans Compressed Light" svg:font-family="'Fira Sans Compressed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4-23T15:28:38.401830796</dc:date>
    <meta:editing-duration>PT2H17M55S</meta:editing-duration>
    <meta:editing-cycles>32</meta:editing-cycles>
    <meta:generator>LibreOffice/7.3.7.2$Linux_X86_64 LibreOffice_project/30$Build-2</meta:generator>
    <meta:document-statistic meta:table-count="0" meta:image-count="0" meta:object-count="0" meta:page-count="3" meta:paragraph-count="35" meta:word-count="774" meta:character-count="5030" meta:non-whitespace-character-count="4267"/>
  </office:meta>
</office:document-meta>
</file>